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swiss"/>
    <style:font-face style:name="Noto Sans" svg:font-family="'Noto Sans'" style:font-family-generic="swiss"/>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54fae"/>
    </style:style>
    <style:style style:name="P3" style:family="paragraph" style:parent-style-name="Text_20_body">
      <style:paragraph-properties fo:text-align="start" style:justify-single-word="false"/>
      <style:text-properties officeooo:paragraph-rsid="00154fae"/>
    </style:style>
    <style:style style:name="P4" style:family="paragraph" style:parent-style-name="Text_20_body">
      <style:text-properties officeooo:rsid="00215586" officeooo:paragraph-rsid="00154fae"/>
    </style:style>
    <style:style style:name="P5" style:family="paragraph" style:parent-style-name="Frame_20_contents">
      <style:text-properties officeooo:rsid="001618de" officeooo:paragraph-rsid="001618de"/>
    </style:style>
    <style:style style:name="P6" style:family="paragraph" style:parent-style-name="Frame_20_contents">
      <style:text-properties style:font-name="Noto Sans1" fo:font-size="10pt" officeooo:paragraph-rsid="001618de" style:font-size-asian="10pt" style:font-size-complex="10pt"/>
    </style:style>
    <style:style style:name="P7" style:family="paragraph" style:parent-style-name="Frame_20_contents">
      <style:text-properties style:font-name="Noto Sans1" fo:font-size="10pt" style:font-size-asian="10pt" style:font-size-complex="10pt"/>
    </style:style>
    <style:style style:name="P8" style:family="paragraph" style:parent-style-name="Sender">
      <style:paragraph-properties fo:margin-top="0in" fo:margin-bottom="0in" style:contextual-spacing="false"/>
      <style:text-properties officeooo:paragraph-rsid="001618de"/>
    </style:style>
    <style:style style:name="P9" style:family="paragraph" style:parent-style-name="Standard">
      <style:paragraph-properties style:writing-mode="lr-tb"/>
      <style:text-properties style:font-name="Noto Sans1" fo:font-size="10pt" style:font-size-asian="10pt" style:font-size-complex="10pt"/>
    </style:style>
    <style:style style:name="P10" style:family="paragraph" style:parent-style-name="Sender" style:master-page-name="First_20_Page">
      <style:paragraph-properties fo:margin-top="0in" fo:margin-bottom="0in" style:contextual-spacing="false" style:page-number="auto"/>
      <style:text-properties officeooo:paragraph-rsid="001618de"/>
    </style:style>
    <style:style style:name="P11" style:family="paragraph" style:parent-style-name="Sender">
      <style:paragraph-properties fo:margin-top="0in" fo:margin-bottom="0.25in" style:contextual-spacing="false"/>
      <style:text-properties officeooo:paragraph-rsid="001618de"/>
    </style:style>
    <style:style style:name="P12" style:family="paragraph" style:parent-style-name="Frame_20_contents">
      <style:text-properties style:font-name="Noto Sans1" fo:font-size="10pt" style:font-size-asian="10pt" style:font-size-complex="10pt"/>
    </style:style>
    <style:style style:name="P13" style:family="paragraph" style:parent-style-name="Frame_20_contents">
      <style:text-properties style:font-name="Noto Sans1" fo:font-size="10pt" officeooo:rsid="0016c1cc" officeooo:paragraph-rsid="0016c1cc" style:font-size-asian="10pt" style:font-size-complex="10pt"/>
    </style:style>
    <style:style style:name="T1" style:family="text">
      <style:text-properties fo:font-size="10pt" fo:font-weight="normal" officeooo:rsid="001e3d7b"/>
    </style:style>
    <style:style style:name="T2" style:family="text">
      <style:text-properties style:text-position="super 58%" fo:font-size="10pt" fo:font-weight="normal" officeooo:rsid="001e3d7b"/>
    </style:style>
    <style:style style:name="T3" style:family="text">
      <style:text-properties officeooo:rsid="0026d71b"/>
    </style:style>
    <style:style style:name="T4" style:family="text">
      <style:text-properties officeooo:rsid="001e8826"/>
    </style:style>
    <style:style style:name="T5" style:family="text">
      <style:text-properties officeooo:rsid="001f6f21"/>
    </style:style>
    <style:style style:name="T6" style:family="text">
      <style:text-properties officeooo:rsid="001618de"/>
    </style:style>
    <style:style style:name="T7" style:family="text">
      <style:text-properties fo:color="#000000" loext:opacity="100%" style:text-outline="false" style:text-line-through-style="none" style:text-line-through-type="none" style:font-name="Noto Sans Arabic UI" fo:font-size="14pt" fo:font-style="normal" fo:text-shadow="none" style:text-underline-style="none" fo:font-weight="normal" style:font-size-asian="14pt" style:font-style-asian="normal" style:font-weight-asian="normal" style:text-emphasize="none"/>
    </style:style>
    <style:style style:name="T8"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9" style:family="text">
      <style:text-properties officeooo:rsid="0018baa7"/>
    </style:style>
    <style:style style:name="fr1" style:family="graphic" style:parent-style-name="Frame">
      <style:graphic-properties style:wrap="none" style:vertical-pos="from-top" style:vertical-rel="page" style:horizontal-pos="from-left"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2.1701in" svg:width="3.398in" draw:z-index="1">
        <draw:text-box fo:min-height="0.9362in">
          <text:p text:style-name="P6"><text:span text:style-name="T6">Dr. </text:span>Sean<text:span text:style-name="T3"> Carrol</text:span></text:p>
          <text:p text:style-name="P7">Bloomberg Center for Physics and Astronomy</text:p>
          <text:p text:style-name="P13">Johns Hopkins Univer<text:span text:style-name="T9">s</text:span>ity</text:p>
          <text:p text:style-name="P9" loext:marker-style-name="T7"><text:span text:style-name="T8">3400 N. Charles Street</text:span></text:p>
          <text:p text:style-name="P7">Baltimore, MD<text:span text:style-name="T3"> 21218</text:span></text:p>
        </draw:text-box>
      </draw:frame>
      <draw:frame draw:style-name="fr1" draw:name="Frame2" text:anchor-type="page" text:anchor-page-number="1" svg:x="0in" svg:y="2.1701in" svg:width="2.9528in" draw:z-index="0">
        <draw:text-box fo:min-height="1.378in">
          <text:p text:style-name="P5">Dr. Carrol,</text:p>
          <text:p text:style-name="Frame_20_contents"/>
        </draw:text-box>
      </draw:frame>
      <text:p text:style-name="P10"><text:span text:style-name="T1">Bradley K DePuy<text:line-break/>4250 NE 132</text:span><text:span text:style-name="T2">nd</text:span><text:span text:style-name="T1"> Court<text:line-break/>Williston, Florida 32696<text:line-break/></text:span><text:line-break/>February 28, 2026</text:p>
      <text:p text:style-name="P8"/>
      <text:p text:style-name="P11">There is a framework for the foundation of reality that begins before physics, before philosophy, before theology. Three axioms. No intent in the substrate. No primitive time. No primitive locality. Just the Medium, eternal, with one irreducible property from which everything else emerges.</text:p>
      <text:p text:style-name="P2">Every existing framework begins after something. Quantum mechanics, relativity, cosmology — each starts inside a universe already running. What is proposed here starts before. Not a new theory within the existing space but a new floor beneath it. <text:s/><text:span text:style-name="T4">A potential new beginning </text:span><text:span text:style-name="T5">that may apply </text:span><text:span text:style-name="T4">across all domains. </text:span></text:p>
      <text:p text:style-name="P2">The framework proposes that time is not primitive — not a dimension, not a sequence — but a transitional index. What we experience as time is the mark left by state change in the Medium. That single reposition opens questions that have resisted resolution for a century.</text:p>
      <text:p text:style-name="P2">The paper is formally archived. The argument is coherent. The reach is genuine.<text:line-break/><text:tab/>Version 0.1 | DOI: 10.5281/zenodo.18804587 | CC BY 4.0</text:p>
      <text:p text:style-name="P2"><text:span text:style-name="T5">I am</text:span> seventy-eight, live rurally, and hold no academic credentials. I am telling you that last because you deserve to know it, not because it changes what the framework does.</text:p>
      <text:p text:style-name="P2">If it holds, it holds on its own terms. Five minutes will tell you whether it's worth more of your time.</text:p>
      <text:p text:style-name="P3">Yours sincerely,<text:line-break/></text:p>
      <text:p text:style-name="P4">Bradley K. DePu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swiss"/>
    <style:font-face style:name="Noto Sans" svg:font-family="'Noto Sans'" style:font-family-generic="swiss"/>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lr-tb"/>
      <style:text-properties style:use-window-font-color="true" loext:opacity="0%" style:font-name="Noto Sans" fo:font-size="10pt" fo:language="en" fo:country="US" style:letter-kerning="true" style:font-name-asian="DejaVu Sans" style:font-size-asian="12pt" style:language-asian="zh" style:country-asian="CN" style:font-name-complex="Noto Sans Arabic U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2-28T13:59:36.179025092</meta:creation-date>
    <dc:title>Modern business letter sans-serif</dc:title>
    <dc:description>Modern business letter with sans-serif font </dc:description>
    <dc:date>2026-03-07T10:36:15.351637505</dc:date>
    <meta:editing-cycles>12</meta:editing-cycles>
    <meta:editing-duration>PT37M4S</meta:editing-duration>
    <meta:document-statistic meta:table-count="0" meta:image-count="0" meta:object-count="0" meta:page-count="1" meta:paragraph-count="16" meta:word-count="248" meta:character-count="1528" meta:non-whitespace-character-count="1288"/>
    <meta:template xlink:type="simple" xlink:actuate="onRequest" xlink:title="Modern business letter sans-serif" xlink:href="../../../../../usr/lib/libreoffice/share/template/common/officorr/Modern_business_letter_sans_serif.ott" meta:date="2026-02-28T13:59:35.778672540"/>
  </office:meta>
</office:document-meta>
</file>